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f2d" officeooo:paragraph-rsid="00002f2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2f2d" officeooo:paragraph-rsid="00002f2d" style:font-weight-asian="bold" style:font-weight-complex="bold"/>
    </style:style>
    <style:style style:name="P3" style:family="paragraph" style:parent-style-name="Standard">
      <style:text-properties fo:font-size="11pt" style:text-underline-style="none" officeooo:rsid="00002f2d" officeooo:paragraph-rsid="00002f2d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02f2d" officeooo:paragraph-rsid="00002f2d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bold" officeooo:rsid="00002f2d" officeooo:paragraph-rsid="00002f2d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02f2d" officeooo:paragraph-rsid="00050ffe" style:font-size-asian="9.60000038146973pt" style:font-weight-asian="normal" style:font-size-complex="11pt" style:font-weight-complex="normal"/>
    </style:style>
    <style:style style:name="T1" style:family="text">
      <style:text-properties officeooo:rsid="00031f9c"/>
    </style:style>
    <style:style style:name="T2" style:family="text">
      <style:text-properties officeooo:rsid="00050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RUCTIVO DE DESPLIEGUE JUEGOSMICAELA</text:p>
      <text:p text:style-name="P4"/>
      <text:p text:style-name="P6">El proyecto a desplegar se encuentra en: https://twww.santafe.go<text:span text:style-name="T2">b</text:span>.ar/juegosmicaela. Se debe desplegar en la infraestructura externa de la Provincia https://www.santafe.go<text:span text:style-name="T2">b</text:span>.ar/juegosmicaela. Datos del aplicativo desplegado en el servidor de testing externo.</text:p>
      <text:p text:style-name="P4"/>
      <text:p text:style-name="P4">servidor: srvtphp14e.santafe.gov.ar</text:p>
      <text:p text:style-name="P4">nombre del aplicativo: juegosmicaela</text:p>
      <text:p text:style-name="P4"/>
      <text:p text:style-name="P4">Pasos para el despliegue:</text:p>
      <text:p text:style-name="P4"/>
      <text:p text:style-name="P5">1- Archivo de configuración:</text:p>
      <text:p text:style-name="P4"/>
      <text:p text:style-name="P4">El proyecto no requiere configuración.</text:p>
      <text:p text:style-name="P4"/>
      <text:p text:style-name="P5">2- Requerimiento de DB:</text:p>
      <text:p text:style-name="P4"/>
      <text:p text:style-name="P4">Ho hay requerimiento de DBA.</text:p>
      <text:p text:style-name="P4"/>
      <text:p text:style-name="P5">3- Las credenciales para el usuario de testing:</text:p>
      <text:p text:style-name="P4"/>
      <text:p text:style-name="P4">El proyecto no requiere de control de acceso, esta abierto a la ciudadanía.</text:p>
      <text:p text:style-name="P4"/>
      <text:p text:style-name="P4">link: https://twww.santafe.go<text:span text:style-name="T1">b</text:span>.ar/juegosmicaela</text:p>
      <text:p text:style-name="P4"/>
      <text:p text:style-name="P4"/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07:21:18.142386960</meta:creation-date>
    <dc:date>2022-04-13T08:38:43.914435112</dc:date>
    <meta:editing-duration>PT23M1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84" meta:character-count="677" meta:non-whitespace-character-count="605"/>
  </office:meta>
</office:document-meta>
</file>